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333333" fo:padding="0.3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333333" fo:padding="0.3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333333" fo:padding="0.3cm" fo:border="0.05pt solid #000000">
        <style:background-image/>
      </style:table-cell-properties>
    </style:style>
    <style:style style:name="P1" style:family="paragraph" style:parent-style-name="Standard">
      <style:text-properties style:font-name="Ubuntu" fo:font-size="28pt" style:font-size-asian="28pt" style:font-size-complex="28pt"/>
    </style:style>
    <style:style style:name="P2" style:family="paragraph" style:parent-style-name="Standard">
      <style:text-properties style:font-name="Ubuntu" fo:font-size="20pt" style:font-size-asian="20pt" style:font-size-complex="20pt"/>
    </style:style>
    <style:style style:name="P3" style:family="paragraph" style:parent-style-name="Standard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text-properties style:font-name="Ubuntu" fo:font-size="12pt" style:font-size-asian="12pt" style:font-size-complex="12pt"/>
    </style:style>
    <style:style style:name="P5" style:family="paragraph" style:parent-style-name="Standard">
      <style:text-properties style:font-name="Ubuntu" fo:font-size="12pt" style:text-underline-style="none" style:font-size-asian="10.5pt" style:font-size-complex="12pt"/>
    </style:style>
    <style:style style:name="P6" style:family="paragraph" style:parent-style-name="Standard">
      <style:text-properties style:font-name="Ubuntu" fo:font-size="12pt" style:text-underline-style="none" style:font-size-asian="12pt" style:font-size-complex="12pt"/>
    </style:style>
    <style:style style:name="P7" style:family="paragraph" style:parent-style-name="Standard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Ubuntu" fo:font-size="12pt" style:text-underline-style="solid" style:text-underline-width="auto" style:text-underline-color="font-color" style:font-size-asian="10.5pt" style:font-size-complex="12pt"/>
    </style:style>
    <style:style style:name="P10" style:family="paragraph" style:parent-style-name="Standard">
      <style:text-properties style:font-name="Ubuntu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" fo:font-size="6pt" style:font-size-asian="6pt" style:font-size-complex="6pt"/>
    </style:style>
    <style:style style:name="P12" style:family="paragraph" style:parent-style-name="Standard">
      <style:text-properties style:font-name="Ubuntu" fo:font-size="6pt" style:text-underline-style="solid" style:text-underline-width="auto" style:text-underline-color="font-color" style:font-size-asian="6pt" style:font-size-complex="6pt"/>
    </style:style>
    <style:style style:name="P13" style:family="paragraph" style:parent-style-name="Standard">
      <style:text-properties style:font-name="Ubuntu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4" style:family="paragraph" style:parent-style-name="Standard">
      <style:text-properties style:font-name="Ubuntu" fo:font-size="6pt" style:text-underline-style="none" fo:font-weight="normal" style:font-size-asian="6pt" style:font-weight-asian="normal" style:font-size-complex="6pt" style:font-weight-complex="normal"/>
    </style:style>
    <style:style style:name="P15" style:family="paragraph" style:parent-style-name="Standard">
      <style:text-properties style:font-name="Ubuntu" fo:font-size="10pt" style:text-underline-style="none" style:font-size-asian="10pt" style:font-size-complex="10pt"/>
    </style:style>
    <style:style style:name="P16" style:family="paragraph" style:parent-style-name="Standard">
      <style:text-properties fo:color="#ffffff" style:font-name="Cantarell"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ffffff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ffff" style:font-name="Cantarel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ffffff" style:font-name="Cantarell" fo:font-size="11pt" style:text-underline-style="none" fo:font-weight="bold" style:font-size-asian="11pt" style:font-weight-asian="bold" style:font-size-complex="11pt" style:font-weight-complex="bold"/>
    </style:style>
    <style:style style:name="P21" style:family="paragraph" style:parent-style-name="verbatim_20__28_vodmat_29_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verbatim_20__28_vodmat_29_">
      <style:text-properties style:font-name="Cantarell" fo:font-size="12pt" style:font-size-asian="12pt" style:font-size-complex="12pt"/>
    </style:style>
    <style:style style:name="P23" style:family="paragraph" style:parent-style-name="Standard" style:list-style-name="L1">
      <style:text-properties style:font-name="Ubuntu"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EL SSM accounting driver for Openstack (<text:span text:style-name="T2">osssm</text:span>)</text:p>
      <text:p text:style-name="P1"/>
      <text:p text:style-name="P3"/>
      <text:p text:style-name="P3">1- Prerequisites</text:p>
      <text:p text:style-name="P11"/>
      <text:p text:style-name="P4">You first need to install and configure APEL SSM client <text:s/>whose role is to send the accounting usage records to the apropriate accounting database. Please follow the SSMclient-setup.pdf documentation, available on the accounting workgroup page of the FCTF wiki.</text:p>
      <text:p text:style-name="P4"/>
      <text:p text:style-name="P4">The role of apel-ssm-openstack is to extract the accounting data from Openstack cloud manager, format and forward it to the SSM client. <text:s/></text:p>
      <text:p text:style-name="P2"/>
      <text:p text:style-name="P2"/>
      <text:p text:style-name="P3">2- Installation</text:p>
      <text:p text:style-name="P5"/>
      <text:p text:style-name="P5">In order to install osssm, either download it from :</text:p>
      <text:p text:style-name="P8">http://mirror.in2p3.fr/ccin2p3/egi-acct-osdriver/</text:p>
      <text:p text:style-name="P5"/>
      <text:p text:style-name="P5">or checkout the github repository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6">$ git clone https://github.com/EGI-FCTF/osssm.git</text:p>
          </table:table-cell>
        </table:table-row>
      </table:table>
      <text:p text:style-name="P5"/>
      <text:p text:style-name="P5"/>
      <text:p text:style-name="P9">a) for debian-like systems</text:p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0"># download the package</text:p>
            <text:p text:style-name="P19">$ wget http://mirror.in2p3.fr/ccin2p3/egi-acct-osdriver/apel-ssm-openstack-current-.noarch.rpm</text:p>
            <text:p text:style-name="P19"/>
            <text:p text:style-name="P20"># alien the package and install it</text:p>
            <text:p text:style-name="P19">$ sudo alien apel-ssm-openstack-current.noarch.rpm</text:p>
            <text:p text:style-name="P19">$ dpkg -i apel-ssm-openstack*.deb</text:p>
            <text:p text:style-name="P19"/>
            <text:p text:style-name="P20"># configure it</text:p>
            <text:p text:style-name="P19">$ man osssmrc</text:p>
            <text:p text:style-name="P19">$ vim /etc/osssmrc</text:p>
            <text:p text:style-name="P19"/>
            <text:p text:style-name="P20"># cron the execution</text:p>
            <text:p text:style-name="P19">$ cat &gt; /etc/cron.d/osssm &lt;&lt;EOF</text:p>
            <text:p text:style-name="P19">0 * * * * <text:s text:c="3"/>apel <text:s text:c="4"/>/usr/bin/osssm</text:p>
            <text:p text:style-name="P19">EOF</text:p>
            <text:p text:style-name="P19">$ service crond reload</text:p>
          </table:table-cell>
        </table:table-row>
      </table:table>
      <text:p text:style-name="P14"/>
      <text:p text:style-name="P10">b) for RHEL-like systems</text:p>
      <text:p text:style-name="P13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18"># download the package and install it</text:p>
            <text:p text:style-name="P17">$ wget http://mirror.in2p3.fr/ccin2p3/egi-acct-osdriver/apel-ssm-openstack-current.noarch.rpm</text:p>
            <text:p text:style-name="P17">$ yum localinstall -y apel-ssm-openstack-current.noarch.rpm</text:p>
            <text:p text:style-name="P17"/>
            <text:p text:style-name="P18"># configure it</text:p>
            <text:p text:style-name="P17">$ man osssmrc</text:p>
            <text:p text:style-name="P17">$ vim /etc/osssmrc</text:p>
            <text:p text:style-name="P17"/>
            <text:p text:style-name="P18"># enable and start the service</text:p>
            <text:p text:style-name="P22">$ chkconfig osssm on</text:p>
            <text:p text:style-name="P21">$ service osssm start</text:p>
          </table:table-cell>
        </table:table-row>
      </table:table>
      <text:p text:style-name="P7"/>
      <text:p text:style-name="P2"/>
      <text:p text:style-name="P2"/>
      <text:p text:style-name="P3">3- Configuration</text:p>
      <text:p text:style-name="P12"/>
      <text:p text:style-name="P6">Please refer to the man page <text:span text:style-name="T1">osssmrc (5)</text:span> for a full description of the configuration file parameters.</text:p>
      <text:p text:style-name="P3"/>
      <text:p text:style-name="P3"/>
      <text:p text:style-name="P3">4- Known limitations</text:p>
      <text:p text:style-name="P12"/>
      <text:list xml:id="list1498742981" text:style-name="L1">
        <text:list-item>
          <text:p text:style-name="P23">The accounting records are associated to the instance name which is technically not mandatorily unique.</text:p>
        </text:list-item>
        <text:list-item>
          <text:p text:style-name="P23">Does not report network rx/tx bandwith.</text:p>
        </text:list-item>
        <text:list-item>
          <text:p text:style-name="P23">Does not handle paused Vms.</text:p>
        </text:list-item>
        <text:list-item>
          <text:p text:style-name="P23">Does not update the UR for deleted VMs</text:p>
        </text:list-item>
      </text:list>
      <text:p text:style-name="P6"/>
      <text:p text:style-name="P6"/>
      <text:p text:style-name="P6"/>
      <text:p text:style-name="P6"/>
      <text:p text:style-name="P15">Author : Mattieu Puel &lt;mattieu.puel@cc.in2p3.fr&gt;</text:p>
      <text:p text:style-name="P15">Latest version of this document available at : </text:p>
      <text:p text:style-name="P15">http://mirror.in2p3.fr/ccin2p3/egi-acct-osdriver/Apel-ssm-openstack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batim_20__28_vodmat_29_" style:display-name="verbatim (vodmat)" style:family="paragraph" style:parent-style-name="Standard">
      <style:text-properties fo:color="#ffffff" style:font-name="Cantarell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dmat </meta:initial-creator>
    <meta:creation-date>2012-06-12T21:55:52</meta:creation-date>
    <dc:date>2012-09-20T09:48:42</dc:date>
    <dc:creator>vodmat </dc:creator>
    <meta:editing-duration>PT1H13M10S</meta:editing-duration>
    <meta:editing-cycles>45</meta:editing-cycles>
    <meta:generator>LibreOffice/3.5$Linux_x86 LibreOffice_project/350m1$Build-2</meta:generator>
    <meta:document-statistic meta:table-count="3" meta:image-count="0" meta:object-count="0" meta:page-count="2" meta:paragraph-count="43" meta:word-count="265" meta:character-count="1920" meta:non-whitespace-character-count="1691"/>
  </office:meta>
</office:document-meta>
</file>